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31cm"/>
    </style:style>
    <style:style style:name="gr2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3" style:family="graphic" style:parent-style-name="objectwithoutfill">
      <style:graphic-properties draw:marker-end="Arrow" draw:marker-end-width="0.3cm" draw:fill="none" draw:fill-color="#ff99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41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 draw:fill-color="#ff9900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8.716cm" svg:y="21.5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573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3.54cm" svg:y="16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8.643cm" svg:y="10.5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445cm" svg:y1="18.78cm" svg:x2="10.398cm" svg:y2="21.574cm">
          <text:p/>
        </draw:line>
        <draw:line draw:style-name="gr2" draw:text-style-name="P2" draw:layer="layout" svg:x1="15.605cm" svg:y1="18.78cm" svg:x2="10.525cm" svg:y2="21.574cm">
          <text:p/>
        </draw:line>
        <draw:line draw:style-name="gr3" draw:text-style-name="P3" draw:layer="layout" svg:x1="10.525cm" svg:y1="13.192cm" svg:x2="5.445cm" svg:y2="15.986cm">
          <text:p/>
        </draw:line>
        <draw:line draw:style-name="gr2" draw:text-style-name="P2" draw:layer="layout" svg:x1="10.525cm" svg:y1="13.192cm" svg:x2="15.732cm" svg:y2="16.24cm">
          <text:p/>
        </draw:line>
        <draw:frame draw:style-name="gr4" draw:text-style-name="P5" draw:layer="layout" svg:width="12.7cm" svg:height="1.361cm" svg:x="1.862cm" svg:y="14.393cm">
          <draw:text-box>
            <text:p text:style-name="P4"><text:span text:style-name="T1">ulaz.filter(redak → redak.contains(“burza”));</text:span></text:p>
          </draw:text-box>
        </draw:frame>
        <draw:frame draw:style-name="gr4" draw:text-style-name="P5" draw:layer="layout" svg:width="12.7cm" svg:height="1.361cm" svg:x="10.144cm" svg:y="15.006cm">
          <draw:text-box>
            <text:p text:style-name="P4"><text:span text:style-name="T1">ulaz.filter(redak → redak.contains(“index”));</text:span></text:p>
          </draw:text-box>
        </draw:frame>
        <draw:frame draw:style-name="gr4" draw:text-style-name="P7" draw:layer="layout" svg:width="12.7cm" svg:height="1.361cm" svg:x="4.302cm" svg:y="19.669cm">
          <draw:text-box>
            <text:p text:style-name="P6"><text:span text:style-name="T1">burze.union(indexi)</text:span></text:p>
          </draw:text-box>
        </draw:frame>
        <draw:frame draw:style-name="gr5" draw:text-style-name="P9" draw:layer="layout" svg:width="4.064cm" svg:height="2.667cm" svg:x="8.493cm" svg:y="10.525cm">
          <draw:text-box>
            <text:p text:style-name="P8"><text:span text:style-name="T2">ulaz</text:span></text:p>
          </draw:text-box>
        </draw:frame>
        <draw:frame draw:style-name="gr5" draw:text-style-name="P9" draw:layer="layout" svg:width="4.064cm" svg:height="2.667cm" svg:x="8.493cm" svg:y="10.526cm">
          <draw:text-box>
            <text:p text:style-name="P8"><text:span text:style-name="T2">ulaz</text:span></text:p>
          </draw:text-box>
        </draw:frame>
        <draw:frame draw:style-name="gr5" draw:text-style-name="P9" draw:layer="layout" svg:width="4.064cm" svg:height="2.667cm" svg:x="3.413cm" svg:y="16.113cm">
          <draw:text-box>
            <text:p text:style-name="P8"><text:span text:style-name="T2">burze</text:span></text:p>
          </draw:text-box>
        </draw:frame>
        <draw:frame draw:style-name="gr5" draw:text-style-name="P9" draw:layer="layout" svg:width="4.064cm" svg:height="2.667cm" svg:x="8.493cm" svg:y="10.527cm">
          <draw:text-box>
            <text:p text:style-name="P8"><text:span text:style-name="T2">ulaz</text:span></text:p>
          </draw:text-box>
        </draw:frame>
        <draw:frame draw:style-name="gr5" draw:text-style-name="P9" draw:layer="layout" svg:width="4.064cm" svg:height="2.667cm" svg:x="13.446cm" svg:y="16.24cm">
          <draw:text-box>
            <text:p text:style-name="P8"><text:span text:style-name="T2">indexi</text:span></text:p>
          </draw:text-box>
        </draw:frame>
        <draw:frame draw:style-name="gr5" draw:text-style-name="P9" draw:layer="layout" svg:width="4.064cm" svg:height="2.667cm" svg:x="8.62cm" svg:y="21.574cm">
          <draw:text-box>
            <text:p text:style-name="P8"><text:span text:style-name="T2">unijaB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5:18:39.071529538</meta:creation-date>
    <dc:date>2016-05-16T15:34:01.503112931</dc:date>
    <meta:editing-duration>PT12S</meta:editing-duration>
    <meta:editing-cycles>1</meta:editing-cycles>
    <meta:document-statistic meta:object-count="17"/>
    <meta:generator>LibreOffice/5.0.5.2$Linux_X86_64 LibreOffice_project/00m0$Build-2</meta:generator>
  </office:meta>
</office:document-meta>
</file>